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acc55" officeooo:paragraph-rsid="000acc55"/>
    </style:style>
    <style:style style:name="P2" style:family="paragraph" style:parent-style-name="Standard">
      <style:text-properties officeooo:rsid="000acc55" officeooo:paragraph-rsid="000acc55"/>
    </style:style>
    <style:style style:name="P3" style:family="paragraph" style:parent-style-name="Standard">
      <style:text-properties officeooo:rsid="000b73fb" officeooo:paragraph-rsid="000b73fb"/>
    </style:style>
    <style:style style:name="P4" style:family="paragraph" style:parent-style-name="Standard">
      <style:text-properties officeooo:paragraph-rsid="000b73fb"/>
    </style:style>
    <style:style style:name="T1" style:family="text">
      <style:text-properties officeooo:rsid="000b73fb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.9</text:p>
      <text:p text:style-name="P2"/>
      <text:p text:style-name="P2">No, ya que j es menor que cero y, por tanto, no se cumplen los requisitos para hacer la diviión.</text:p>
      <text:p text:style-name="P2"/>
      <text:p text:style-name="P2">Ej.10</text:p>
      <text:p text:style-name="P2"/>
      <text:p text:style-name="P3">Ej.11</text:p>
      <text:p text:style-name="P3"/>
      <text:p text:style-name="P3">El resultado que mostrarían sería 1- 16, 2- 1970 y 3- 107.</text:p>
      <text:p text:style-name="P3">Para que el resultado que muestren sea el correcto deberían declararse como un double en lugar de ser declarados como enteros.</text:p>
      <text:p text:style-name="P3"/>
      <text:p text:style-name="P3">Ej.12</text:p>
      <text:p text:style-name="P3"/>
      <text:p text:style-name="P3">a) False</text:p>
      <text:p text:style-name="P4"><text:span text:style-name="T1">b) True</text:span></text:p>
      <text:p text:style-name="P4"><text:span text:style-name="T1">c) True</text:span></text:p>
      <text:p text:style-name="P3">d) True</text:p>
      <text:p text:style-name="P3">e) False</text:p>
      <text:p text:style-name="P3">f) Fals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cc55" officeooo:paragraph-rsid="000acc5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Álvaro Sabater 1DAW B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9T22:13:44.527000000</meta:creation-date>
    <dc:date>2020-11-19T22:30:49.734000000</dc:date>
    <meta:editing-duration>PT6M55S</meta:editing-duration>
    <meta:editing-cycles>1</meta:editing-cycles>
    <meta:document-statistic meta:table-count="0" meta:image-count="0" meta:object-count="0" meta:page-count="1" meta:paragraph-count="14" meta:word-count="73" meta:character-count="365" meta:non-whitespace-character-count="306"/>
    <meta:generator>LibreOffice/7.0.3.1$Windows_X86_64 LibreOffice_project/d7547858d014d4cf69878db179d326fc3483e082</meta:generator>
  </office:meta>
</office:document-meta>
</file>